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2_20_Dots_20_3_20_Dashes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Courier 10 Pitch'" style:font-pitch="fixed" fo:font-size="10pt" fo:font-style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urier 10 Pitch'" style:font-pitch="fixed" fo:font-size="10pt"/>
    </style:style>
    <style:style style:name="P5" style:family="paragraph">
      <style:paragraph-properties fo:margin-left="0cm" fo:margin-right="0cm" fo:text-align="center" fo:text-indent="0cm"/>
      <style:text-properties fo:font-family="'Courier 10 Pitch'" style:font-pitch="fixed" fo:font-size="10pt" fo:font-style="normal"/>
    </style:style>
    <style:style style:name="P6" style:family="paragraph">
      <style:paragraph-properties fo:text-align="center"/>
    </style:style>
    <style:style style:name="T1" style:family="text">
      <style:text-properties fo:font-family="'Courier 10 Pitch'" style:font-pitch="fixed" fo:font-size="10pt" fo:font-style="normal"/>
    </style:style>
    <style:style style:name="T2" style:family="text">
      <style:text-properties fo:font-family="'Courier 10 Pitch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5.715cm" svg:height="5.715cm" svg:x="5.418cm" svg:y="1.635cm">
          <text:p text:style-name="P3"/>
        </draw:rect>
        <draw:rect draw:style-name="gr1" draw:text-style-name="P1" draw:id="id1" draw:layer="layout" svg:width="1.905cm" svg:height="1.27cm" svg:x="2.35cm" svg:y="3.831cm">
          <text:p text:style-name="P2"><text:span text:style-name="T1">Genr</text:span></text:p>
        </draw:rect>
        <draw:rect draw:style-name="gr1" draw:text-style-name="P1" draw:id="id3" draw:layer="layout" svg:width="1.905cm" svg:height="1.27cm" svg:x="7.35cm" svg:y="2.27cm">
          <text:p text:style-name="P2"><text:span text:style-name="T1">Machine</text:span></text:p>
        </draw:rect>
        <draw:frame draw:style-name="gr2" draw:text-style-name="P4" draw:layer="layout" svg:width="1.984cm" svg:height="0.662cm" svg:x="5.445cm" svg:y="1.635cm">
          <draw:text-box>
            <text:p text:style-name="P3"><text:span text:style-name="T2">Factory</text:span></text:p>
          </draw:text-box>
        </draw:frame>
        <draw:rect draw:style-name="gr3" draw:text-style-name="P5" draw:id="id4" draw:layer="layout" svg:width="1.905cm" svg:height="1.27cm" svg:x="7.351cm" svg:y="3.87cm">
          <text:p text:style-name="P2"><text:span text:style-name="T1">Machine</text:span></text:p>
        </draw:rect>
        <draw:rect draw:style-name="gr3" draw:text-style-name="P5" draw:id="id5" draw:layer="layout" svg:width="1.905cm" svg:height="1.27cm" svg:x="7.352cm" svg:y="5.47cm">
          <text:p text:style-name="P2"><text:span text:style-name="T1">Machine</text:span></text:p>
        </draw:rect>
        <draw:connector draw:style-name="gr4" draw:text-style-name="P6" draw:layer="layout" draw:type="line" svg:x1="4.255cm" svg:y1="4.466cm" svg:x2="5.418cm" svg:y2="4.492cm" draw:start-shape="id1" draw:start-glue-point="1" draw:end-shape="id2" draw:end-glue-point="3">
          <text:p text:style-name="P3"/>
        </draw:connector>
        <draw:connector draw:style-name="gr5" draw:text-style-name="P6" draw:layer="layout" draw:line-skew="1.352cm" svg:x1="5.418cm" svg:y1="4.492cm" svg:x2="7.35cm" svg:y2="2.905cm" draw:start-shape="id2" draw:start-glue-point="3" draw:end-shape="id3">
          <text:p text:style-name="P3"/>
        </draw:connector>
        <draw:connector draw:style-name="gr5" draw:text-style-name="P6" draw:layer="layout" svg:x1="5.418cm" svg:y1="4.493cm" svg:x2="7.351cm" svg:y2="4.505cm" draw:end-shape="id4" draw:end-glue-point="3">
          <text:p text:style-name="P3"/>
        </draw:connector>
        <draw:connector draw:style-name="gr5" draw:text-style-name="P6" draw:layer="layout" draw:line-skew="0.122cm" svg:x1="5.418cm" svg:y1="4.493cm" svg:x2="7.352cm" svg:y2="6.105cm" draw:end-shape="id5">
          <text:p text:style-name="P3"/>
        </draw:connector>
        <draw:connector draw:style-name="gr5" draw:text-style-name="P6" draw:layer="layout" draw:line-skew="-1.578cm" svg:x1="9.255cm" svg:y1="2.905cm" svg:x2="11.133cm" svg:y2="4.492cm" draw:start-shape="id3" draw:start-glue-point="1" draw:end-shape="id2" draw:end-glue-point="1">
          <text:p text:style-name="P3"/>
        </draw:connector>
        <draw:connector draw:style-name="gr5" draw:text-style-name="P6" draw:layer="layout" draw:line-skew="-0.377cm" svg:x1="9.257cm" svg:y1="6.105cm" svg:x2="11.133cm" svg:y2="4.493cm" draw:start-shape="id5" draw:start-glue-point="1">
          <text:p text:style-name="P3"/>
        </draw:connector>
        <draw:connector draw:style-name="gr5" draw:text-style-name="P6" draw:layer="layout" svg:x1="9.256cm" svg:y1="4.505cm" svg:x2="11.133cm" svg:y2="4.493cm" draw:start-shape="id4" draw:start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Jim Nutaro</meta:initial-creator>
    <meta:creation-date>2007-09-11T17:30:48</meta:creation-date>
    <dc:creator>Jim Nutaro</dc:creator>
    <dc:date>2007-10-09T18:25:26</dc:date>
    <dc:language>en-US</dc:language>
    <meta:editing-cycles>22</meta:editing-cycles>
    <meta:editing-duration>PT54M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